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onaco" svg:font-family="Monaco, Menlo, 'Ubuntu Mono', Consolas, source-code-pro, monospace, 'Courier New'"/>
    <style:font-face style:name="Open Sans" svg:font-family="'Open Sans', 'Helvetica Neue', Helvetica, Arial, sans-serif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2pt" officeooo:rsid="001ed17f" officeooo:paragraph-rsid="001ed17f" style:font-size-asian="12pt" style:font-size-complex="12pt"/>
    </style:style>
    <style:style style:name="P2" style:family="paragraph" style:parent-style-name="Standard">
      <style:paragraph-properties fo:text-align="start" style:justify-single-word="false"/>
      <style:text-properties style:font-name="Times New Roman" fo:font-size="12pt" officeooo:rsid="001ed17f" officeooo:paragraph-rsid="001ed17f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style:font-name="Times New Roman" fo:font-size="12pt" officeooo:rsid="001ed17f" officeooo:paragraph-rsid="00207758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size="12pt" officeooo:rsid="00207758" officeooo:paragraph-rsid="00207758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12pt" officeooo:rsid="001ed17f" officeooo:paragraph-rsid="001ed17f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size="12pt" officeooo:rsid="001ed17f" officeooo:paragraph-rsid="00207758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style:font-name="Times New Roman" fo:font-size="12pt" officeooo:rsid="0025f30f" officeooo:paragraph-rsid="0025f30f" style:font-size-asian="12pt" style:font-size-complex="12pt"/>
    </style:style>
    <style:style style:name="P8" style:family="paragraph" style:parent-style-name="Standard">
      <style:paragraph-properties fo:text-align="start" style:justify-single-word="false"/>
      <style:text-properties style:font-name="Times New Roman" fo:font-size="12pt" officeooo:rsid="0027de7d" officeooo:paragraph-rsid="0027de7d" style:font-size-asian="12pt" style:font-size-complex="12pt"/>
    </style:style>
    <style:style style:name="P9" style:family="paragraph" style:parent-style-name="Standard">
      <style:paragraph-properties fo:text-align="start" style:justify-single-word="false"/>
      <style:text-properties style:font-name="Times New Roman" fo:font-size="12pt" officeooo:rsid="002ab4d4" officeooo:paragraph-rsid="002ab4d4" style:font-size-asian="12pt" style:font-size-complex="12pt"/>
    </style:style>
    <style:style style:name="P10" style:family="paragraph" style:parent-style-name="Standard" style:list-style-name="L2">
      <style:paragraph-properties fo:text-align="start" style:justify-single-word="false"/>
      <style:text-properties style:font-name="Times New Roman" fo:font-size="12pt" officeooo:rsid="002ab4d4" officeooo:paragraph-rsid="002ab4d4" style:font-size-asian="12pt" style:font-size-complex="12pt"/>
    </style:style>
    <style:style style:name="P11" style:family="paragraph" style:parent-style-name="Standard" style:list-style-name="L3">
      <style:paragraph-properties fo:text-align="start" style:justify-single-word="false"/>
      <style:text-properties style:font-name="Times New Roman" fo:font-size="12pt" officeooo:rsid="002ab4d4" officeooo:paragraph-rsid="002ab4d4" style:font-size-asian="12pt" style:font-size-complex="12pt"/>
    </style:style>
    <style:style style:name="P12" style:family="paragraph" style:parent-style-name="Standard" style:list-style-name="L4">
      <style:paragraph-properties fo:text-align="start" style:justify-single-word="false"/>
      <style:text-properties style:font-name="Times New Roman" fo:font-size="12pt" officeooo:rsid="002ab4d4" officeooo:paragraph-rsid="002ab4d4" style:font-size-asian="12pt" style:font-size-complex="12pt"/>
    </style:style>
    <style:style style:name="P13" style:family="paragraph" style:parent-style-name="Standard" style:list-style-name="L5">
      <style:paragraph-properties fo:text-align="start" style:justify-single-word="false"/>
      <style:text-properties style:font-name="Times New Roman" fo:font-size="12pt" officeooo:rsid="002c45fd" officeooo:paragraph-rsid="002c45fd" style:font-size-asian="12pt" style:font-size-complex="12pt"/>
    </style:style>
    <style:style style:name="P14" style:family="paragraph" style:parent-style-name="Standard">
      <style:paragraph-properties fo:text-align="start" style:justify-single-word="false"/>
      <style:text-properties style:font-name="Times New Roman" fo:font-size="12pt" officeooo:rsid="002caa3f" officeooo:paragraph-rsid="002caa3f" style:font-size-asian="12pt" style:font-size-complex="12pt"/>
    </style:style>
    <style:style style:name="P15" style:family="paragraph" style:parent-style-name="Standard" style:list-style-name="L6">
      <style:paragraph-properties fo:text-align="start" style:justify-single-word="false"/>
      <style:text-properties style:font-name="Times New Roman" fo:font-size="12pt" officeooo:rsid="002d1ff5" officeooo:paragraph-rsid="002d1ff5" style:font-size-asian="12pt" style:font-size-complex="12pt"/>
    </style:style>
    <style:style style:name="P16" style:family="paragraph" style:parent-style-name="Standard">
      <style:paragraph-properties fo:text-align="start" style:justify-single-word="false"/>
      <style:text-properties style:font-name="Times New Roman" fo:font-size="12pt" officeooo:rsid="002d1ff5" officeooo:paragraph-rsid="002d1ff5" style:font-size-asian="12pt" style:font-size-complex="12pt"/>
    </style:style>
    <style:style style:name="P17" style:family="paragraph" style:parent-style-name="Standard">
      <style:paragraph-properties fo:text-align="start" style:justify-single-word="false"/>
      <style:text-properties style:font-name="Verdana" fo:font-size="10pt" fo:font-weight="normal" officeooo:rsid="0025f30f" officeooo:paragraph-rsid="0025f30f" style:font-size-asian="10pt" style:font-weight-asian="normal" style:font-size-complex="10pt" style:font-weight-complex="normal"/>
    </style:style>
    <style:style style:name="P18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027de7d" officeooo:paragraph-rsid="0027de7d" style:font-size-asian="12pt" style:font-size-complex="12pt"/>
    </style:style>
    <style:style style:name="P19" style:family="paragraph" style:parent-style-name="Text_20_body">
      <style:paragraph-properties fo:text-align="start" style:justify-single-word="false"/>
      <style:text-properties fo:font-variant="normal" fo:text-transform="none" fo:color="#29303b" style:font-name="Verdana" fo:font-size="10pt" fo:letter-spacing="normal" fo:font-style="normal" fo:font-weight="normal" officeooo:rsid="0025f30f" officeooo:paragraph-rsid="0025f30f" style:font-size-asian="10pt" style:font-weight-asian="normal" style:font-size-complex="10pt" style:font-weight-complex="normal"/>
    </style:style>
    <style:style style:name="P20" style:family="paragraph" style:parent-style-name="Preformatted_20_Text">
      <style:paragraph-properties fo:margin-left="0cm" fo:margin-right="0cm" fo:margin-top="0cm" fo:margin-bottom="0.265cm" loext:contextual-spacing="false" fo:line-height="143%" fo:orphans="2" fo:widows="2" fo:text-indent="0cm" style:auto-text-indent="false" fo:padding="0cm" fo:border="none"/>
      <style:text-properties fo:font-variant="normal" fo:text-transform="none" fo:color="#505763" style:font-name="Monaco" fo:font-size="9pt" fo:letter-spacing="normal" fo:font-style="normal" fo:font-weight="normal" loext:padding="0cm" loext:border="none"/>
    </style:style>
    <style:style style:name="P21" style:family="paragraph" style:parent-style-name="Preformatted_20_Text">
      <loext:graphic-properties draw:fill="solid" draw:fill-color="#ffffff" draw:opacity="100%"/>
      <style:paragraph-properties fo:margin-left="0cm" fo:margin-right="0cm" fo:margin-top="0cm" fo:margin-bottom="0.265cm" loext:contextual-spacing="false" fo:line-height="143%" fo:orphans="2" fo:widows="2" fo:text-indent="0cm" style:auto-text-indent="false" fo:background-color="#ffffff" fo:padding="0cm" fo:border="none"/>
      <style:text-properties fo:font-variant="normal" fo:text-transform="none" fo:color="#505763" style:font-name="Verdana" fo:font-size="10pt" fo:letter-spacing="normal" fo:font-style="normal" fo:font-weight="normal" style:font-size-asian="10pt" style:font-weight-asian="normal" style:font-size-complex="10pt" style:font-weight-complex="normal"/>
    </style:style>
    <style:style style:name="T1" style:family="text">
      <style:text-properties officeooo:rsid="00207758"/>
    </style:style>
    <style:style style:name="T2" style:family="text">
      <style:text-properties officeooo:rsid="0025f30f"/>
    </style:style>
    <style:style style:name="T3" style:family="text">
      <style:text-properties fo:color="#29303b"/>
    </style:style>
    <style:style style:name="T4" style:family="text">
      <style:text-properties fo:color="#cacbcc"/>
    </style:style>
    <style:style style:name="T5" style:family="text">
      <style:text-properties fo:font-variant="normal" fo:text-transform="none" fo:color="#29303b" fo:letter-spacing="normal" fo:font-style="normal"/>
    </style:style>
    <style:style style:name="T6" style:family="text">
      <style:text-properties officeooo:rsid="002c45fd"/>
    </style:style>
    <text:list-style style:name="L1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1cm" fo:text-indent="-0.635cm" fo:margin-left="1.25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URSO DE PHP 7 – UDEMY - Hcode </text:p>
      <text:p text:style-name="P1"/>
      <text:p text:style-name="P9">SEÇÃO 1 – 8 aulas – Intordução.</text:p>
      <text:p text:style-name="P9"/>
      <text:list xml:id="list1504723840" text:style-name="L2">
        <text:list-item>
          <text:p text:style-name="P10">Boas vindas.</text:p>
        </text:list-item>
        <text:list-item>
          <text:p text:style-name="P10">Coomo funciona a plataforma da Udemy.</text:p>
        </text:list-item>
        <text:list-item>
          <text:p text:style-name="P10">Dúvidas, Certificado de conclusão, Certificado Hcode, Novos Recursos.</text:p>
        </text:list-item>
        <text:list-item>
          <text:p text:style-name="P10">Hístória do PHP e Evolução da Linguagem.</text:p>
        </text:list-item>
        <text:list-item>
          <text:p text:style-name="P10">Preaparando o Ambiente de desenvolvimento – Instalação do PHP 7 e Apache.</text:p>
        </text:list-item>
        <text:list-item>
          <text:p text:style-name="P10">Editor vs IDE e Hello World!</text:p>
        </text:list-item>
        <text:list-item>
          <text:p text:style-name="P10">A arquitetura Cliente / Servidor.</text:p>
        </text:list-item>
        <text:list-item>
          <text:p text:style-name="P10">Questionário 1 – Introdução ao PHP</text:p>
        </text:list-item>
      </text:list>
      <text:p text:style-name="P9"/>
      <text:p text:style-name="P9">SEÇÃO 2 – 5 aulas – Controle de versão.</text:p>
      <text:p text:style-name="P2"/>
      <text:list xml:id="list899037143" text:style-name="L3">
        <text:list-item>
          <text:p text:style-name="P11">O que é Git.</text:p>
        </text:list-item>
        <text:list-item>
          <text:p text:style-name="P11">Instalando o Git e Clonando um Repositório.</text:p>
        </text:list-item>
        <text:list-item>
          <text:p text:style-name="P11">Criando o Seu Repositório.</text:p>
        </text:list-item>
        <text:list-item>
          <text:p text:style-name="P11">GitHub vs BitBucket.</text:p>
        </text:list-item>
        <text:list-item>
          <text:p text:style-name="P11">Editando Arquivos Remotos e Resolvendo Conflitos.</text:p>
        </text:list-item>
      </text:list>
      <text:p text:style-name="P9"/>
      <text:p text:style-name="P9">SEÇÃO 3 – 8 aulas – Conhecendo a linguagem PHP.</text:p>
      <text:p text:style-name="P9"/>
      <text:list xml:id="list2880562011" text:style-name="L4">
        <text:list-item>
          <text:p text:style-name="P12">Utilizando variáveis com PHP.</text:p>
        </text:list-item>
        <text:list-item>
          <text:p text:style-name="P12">Conhecendo os Tipos de Dados no PHP.</text:p>
        </text:list-item>
        <text:list-item>
          <text:p text:style-name="P12">Questionário 2 – Variáveis e Tipos de Dados no PHP.</text:p>
        </text:list-item>
        <text:list-item>
          <text:p text:style-name="P12">Variáveis Pré-definidas.</text:p>
        </text:list-item>
        <text:list-item>
          <text:p text:style-name="P12">Escopo de Variável.</text:p>
        </text:list-item>
        <text:list-item>
          <text:p text:style-name="P12">Conhecendo os Operadores do PHP.</text:p>
        </text:list-item>
        <text:list-item>
          <text:p text:style-name="P12">Strings em PHP.</text:p>
        </text:list-item>
        <text:list-item>
          <text:p text:style-name="P12">Incluindo Arquivos Com Include e Require.</text:p>
        </text:list-item>
      </text:list>
      <text:p text:style-name="P2"/>
      <text:p text:style-name="P3">SEÇÃO 4 – <text:span text:style-name="T6">6 aulas – Estruturas de Controle e Laços de Repetição.</text:span></text:p>
      <text:p text:style-name="P3"/>
      <text:list xml:id="list3460012686" text:style-name="L5">
        <text:list-item>
          <text:p text:style-name="P13">Estruturas Condicionais – if, elseif, eles.</text:p>
        </text:list-item>
        <text:list-item>
          <text:p text:style-name="P13">Switch Case.</text:p>
        </text:list-item>
        <text:list-item>
          <text:p text:style-name="P13">For.</text:p>
        </text:list-item>
        <text:list-item>
          <text:p text:style-name="P13">Foreach.</text:p>
        </text:list-item>
        <text:list-item>
          <text:p text:style-name="P13">While.</text:p>
        </text:list-item>
        <text:list-item>
          <text:p text:style-name="P13">Questionário 3 – Estruturas de Controle e Laços de Repetição.</text:p>
        </text:list-item>
      </text:list>
      <text:p text:style-name="P3"/>
      <text:p text:style-name="P14">SEÇÃO 5 – 3 aulas – Arrays em PHP.</text:p>
      <text:p text:style-name="P14"/>
      <text:list xml:id="list1443339645" text:style-name="L6">
        <text:list-item>
          <text:p text:style-name="P15">Array em PHP.</text:p>
        </text:list-item>
        <text:list-item>
          <text:p text:style-name="P15">Json.</text:p>
        </text:list-item>
        <text:list-item>
          <text:p text:style-name="P15">Constantes e Array Constantes.</text:p>
        </text:list-item>
      </text:list>
      <text:p text:style-name="P16"/>
      <text:p text:style-name="P16"/>
      <text:p text:style-name="P3"/>
      <text:p text:style-name="P4"><text:tab/></text:p>
      <text:p text:style-name="P3"/>
      <text:p text:style-name="P2"/>
      <text:p text:style-name="P2"><text:soft-page-break/><text:tab/></text:p>
      <text:p text:style-name="P2"><text:tab/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onaco" svg:font-family="Monaco, Menlo, 'Ubuntu Mono', Consolas, source-code-pro, monospace, 'Courier New'"/>
    <style:font-face style:name="Open Sans" svg:font-family="'Open Sans', 'Helvetica Neue', Helvetica, Arial, sans-serif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9T17:21:51.094000000</meta:creation-date>
    <dc:date>2017-12-09T18:17:57.535000000</dc:date>
    <meta:editing-duration>PT17M11S</meta:editing-duration>
    <meta:editing-cycles>12</meta:editing-cycles>
    <meta:generator>LibreOffice/5.4.3.2$Windows_X86_64 LibreOffice_project/92a7159f7e4af62137622921e809f8546db437e5</meta:generator>
    <meta:document-statistic meta:table-count="0" meta:image-count="0" meta:object-count="0" meta:page-count="2" meta:paragraph-count="39" meta:word-count="215" meta:character-count="1214" meta:non-whitespace-character-count="1045"/>
  </office:meta>
</office:document-meta>
</file>